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8dcf9" officeooo:paragraph-rsid="0018dcf9"/>
    </style:style>
    <style:style style:name="P2" style:family="paragraph" style:parent-style-name="Standard">
      <style:text-properties fo:language="ru" fo:country="RU" officeooo:rsid="001b0d3e" officeooo:paragraph-rsid="001b0d3e"/>
    </style:style>
    <style:style style:name="T1" style:family="text">
      <style:text-properties officeooo:rsid="00193408"/>
    </style:style>
    <style:style style:name="T2" style:family="text">
      <style:text-properties officeooo:rsid="0019f160"/>
    </style:style>
    <style:style style:name="T3" style:family="text">
      <style:text-properties officeooo:rsid="001b0d3e"/>
    </style:style>
    <style:style style:name="T4" style:family="text">
      <style:text-properties officeooo:rsid="001bdfe7"/>
    </style:style>
    <style:style style:name="T5" style:family="text">
      <style:text-properties officeooo:rsid="001e4e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ля Python необходимо разработать класс <text:span text:style-name="T3">PackageManager,</text:span> выполняющий роль <text:span text:style-name="T1">динамического </text:span>менеджера пакетов. <text:span text:style-name="T3">Конечная цель класса — загрузка и установка необходимых пакетов для плагинов во время выполнения скрипта.</text:span> Загрузка пакетов должна осуществляться в асинхронном режиме (с использованием пакета asyncio). Если исходный пакет ссылается на несколько других пакетов, то каждый такой пакет должен загружаться в отдельной корутине. <text:s/><text:span text:style-name="T1">Все загруженные пакеты должны устанавливаться в единую директорию source. Для того, чтобы не было конфликта имен, имена файлов должны состоять из имени пакета и версии пакета. </text:span><text:span text:style-name="T5">Если для пакета не указан источник загрузки, то загружать из PyPi, если не указана версия, то загружать последнюю версию. </text:span><text:span text:style-name="T1">Должна сохраняться информация о зависимостях </text:span><text:span text:style-name="T2">пакетов друг от друга с указанием версий. </text:span><text:span text:style-name="T3">Рабочей директорией для плагинов будет директория work. Необходимый набор пакетов должен формироваться в директории </text:span><text:span text:style-name="T4">work</text:span><text:span text:style-name="T3"> как совокупность символических ссылок на папки пакетов в директории source, </text:span><text:span text:style-name="T4">так называемый "editable install"</text:span><text:span text:style-name="T3">, </text:span><text:span text:style-name="T4">но имена ссылок уже должны содержать только имя пакета, без информации об версии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3T09:24:57.459760275</meta:creation-date>
    <dc:date>2025-06-24T10:26:54.073922745</dc:date>
    <meta:editing-duration>PT14M2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52" meta:character-count="1128" meta:non-whitespace-character-count="975"/>
  </office:meta>
</office:document-meta>
</file>